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NE.OpNE( int startPos , int endPos , SpelNodeImpl ... opera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NE.isCompil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pNE.getValueInternal( Expression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NE.generateCode( MethodVisitor mv , CodeFlow c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